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81cm" svg:stroke-color="#3465a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svg:stroke-opacity="100%" draw:fill="none" draw:textarea-horizontal-align="justify" draw:textarea-vertical-align="middle" draw:auto-grow-height="false" fo:min-height="8.953cm" fo:min-width="11.878cm" fo:padding-top="0.165cm" fo:padding-bottom="0.165cm" fo:padding-left="0.29cm" fo:padding-right="0.29cm"/>
    </style:style>
    <style:style style:name="gr3" style:family="graphic" style:parent-style-name="standard">
      <style:graphic-properties draw:textarea-horizontal-align="justify" draw:textarea-vertical-align="middle" draw:auto-grow-height="false" fo:min-height="0.771cm" fo:min-width="0.517cm"/>
    </style:style>
    <style:style style:name="gr4" style:family="graphic" style:parent-style-name="standard">
      <style:graphic-properties draw:textarea-horizontal-align="justify" draw:textarea-vertical-align="middle" draw:auto-grow-height="false" fo:min-height="0.668cm" fo:min-width="0.418cm"/>
    </style:style>
    <style:style style:name="gr5" style:family="graphic" style:parent-style-name="standard">
      <style:graphic-properties draw:fill-color="#faa61a" draw:textarea-horizontal-align="justify" draw:textarea-vertical-align="middle" draw:auto-grow-height="false" fo:min-height="0.896cm" fo:min-width="0.646cm"/>
    </style:style>
    <style:style style:name="gr6" style:family="graphic" style:parent-style-name="standard">
      <style:graphic-properties draw:fill-color="#72bf44" draw:textarea-horizontal-align="justify" draw:textarea-vertical-align="middle" draw:auto-grow-height="false" fo:min-height="0.896cm" fo:min-width="0.646cm"/>
    </style:style>
    <style:style style:name="gr7" style:family="graphic" style:parent-style-name="standard">
      <style:graphic-properties svg:stroke-width="0.081cm" svg:stroke-color="#3465a4" draw:marker-start-width="0.321cm" draw:marker-end-width="0.321cm" draw:fill="solid" draw:fill-color="#729fcf" draw:opacity="18%" draw:textarea-horizontal-align="justify" draw:textarea-vertical-align="middle" draw:auto-grow-height="false" fo:min-height="0.659cm" fo:min-width="5.259cm" fo:padding-top="0.165cm" fo:padding-bottom="0.165cm" fo:padding-left="0.29cm" fo:padding-right="0.29cm"/>
    </style:style>
    <style:style style:name="gr8" style:family="graphic" style:parent-style-name="standard">
      <style:graphic-properties draw:fill-color="#ef413d" draw:textarea-horizontal-align="justify" draw:textarea-vertical-align="middle" draw:auto-grow-height="false" fo:min-height="0.668cm" fo:min-width="0.672cm"/>
    </style:style>
    <style:style style:name="gr9" style:family="graphic" style:parent-style-name="standard">
      <style:graphic-properties draw:fill-color="#ed1c24" draw:textarea-horizontal-align="justify" draw:textarea-vertical-align="middle" draw:auto-grow-height="false" fo:min-height="0.311cm" fo:min-width="1.914cm"/>
    </style:style>
    <style:style style:name="gr10" style:family="graphic" style:parent-style-name="standard">
      <style:graphic-properties draw:fill-color="#faa61a" draw:textarea-horizontal-align="justify" draw:textarea-vertical-align="middle" draw:auto-grow-height="false" fo:min-height="0.047cm" fo:min-width="0.008cm"/>
    </style:style>
    <style:style style:name="gr11" style:family="graphic" style:parent-style-name="standard">
      <style:graphic-properties draw:fill-color="#72bf44" draw:textarea-horizontal-align="justify" draw:textarea-vertical-align="middle" draw:auto-grow-height="false" fo:min-height="0.047cm" fo:min-width="0.008cm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0.311cm" fo:min-width="1.914cm"/>
    </style:style>
    <style:style style:name="gr13" style:family="graphic" style:parent-style-name="objectwithoutfill">
      <style:graphic-properties draw:stroke="dash" draw:stroke-dash="Dashed_20__28_var_29_"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dash" draw:stroke-dash="Dashed_20__28_var_29_" svg:stroke-width="0.081cm" svg:stroke-color="#3465a4" draw:marker-start-width="0.321cm" draw:marker-end-width="0.321cm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draw:stroke="dash" draw:stroke-dash="Dashed_20__28_var_29_" svg:stroke-width="0.081cm" svg:stroke-color="#3465a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draw:fill-color="#b2b2b2" draw:textarea-horizontal-align="justify" draw:textarea-vertical-align="middle" draw:auto-grow-height="false" fo:min-height="0.553cm" fo:min-width="0.43cm"/>
    </style:style>
    <style:style style:name="gr18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fill-color="#dddddd" draw:textarea-horizontal-align="justify" draw:textarea-vertical-align="middle" draw:auto-grow-height="false" fo:min-height="1.126cm" fo:min-width="0.8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aa61a"/>
      <style:paragraph-properties fo:text-align="center"/>
    </style:style>
    <style:style style:name="P4" style:family="paragraph">
      <loext:graphic-properties draw:fill-color="#72bf44"/>
      <style:paragraph-properties fo:text-align="center"/>
    </style:style>
    <style:style style:name="P5" style:family="paragraph">
      <style:paragraph-properties fo:text-align="center"/>
      <style:text-properties fo:color="#3465a4"/>
    </style:style>
    <style:style style:name="P6" style:family="paragraph">
      <loext:graphic-properties draw:fill="solid" draw:fill-color="#729fcf" draw:opacity="18%"/>
      <style:paragraph-properties fo:text-align="center"/>
      <style:text-properties fo:color="#3465a4"/>
    </style:style>
    <style:style style:name="P7" style:family="paragraph">
      <loext:graphic-properties draw:fill-color="#ef413d"/>
      <style:paragraph-properties fo:text-align="center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-color="#ed1c24"/>
      <style:paragraph-properties fo:text-align="center"/>
      <style:text-properties fo:font-size="16pt" style:font-size-asian="16pt" style:font-size-complex="16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-color="#faa61a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72bf44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-color="#729fcf"/>
      <style:paragraph-properties fo:text-align="center"/>
      <style:text-properties fo:font-size="16pt" style:font-size-asian="16pt" style:font-size-complex="16pt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6" style:family="paragraph">
      <loext:graphic-properties draw:fill-color="#b2b2b2"/>
      <style:paragraph-properties fo:text-align="center"/>
    </style:style>
    <style:style style:name="P17" style:family="paragraph">
      <style:paragraph-properties fo:text-align="center"/>
      <style:text-properties style:font-name="Liberation Sans" fo:font-size="18pt" style:letter-kerning="true" style:font-name-asian="AR PL SungtiL GB" style:font-size-asian="18pt" style:font-name-complex="Lohit Devanagari" style:font-size-complex="18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dddddd"/>
      <style:paragraph-properties fo:text-align="center"/>
    </style:style>
    <style:style style:name="T1" style:family="text">
      <style:text-properties fo:color="#3465a4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446cm" svg:y1="10.806cm" svg:x2="13.446cm" svg:y2="12.457cm">
          <text:p/>
        </draw:line>
        <draw:line draw:style-name="gr1" draw:text-style-name="P1" draw:layer="layout" svg:x1="13.446cm" svg:y1="13.827cm" svg:x2="13.446cm" svg:y2="15.91cm">
          <text:p/>
        </draw:line>
        <draw:line draw:style-name="gr1" draw:text-style-name="P1" draw:layer="layout" svg:x1="9.001cm" svg:y1="13.649cm" svg:x2="9.001cm" svg:y2="15.732cm">
          <text:p/>
        </draw:line>
        <draw:custom-shape draw:style-name="gr2" draw:text-style-name="P1" draw:layer="layout" svg:width="13.462cm" svg:height="10.287cm" svg:x="6.461cm" svg:y="7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" draw:text-style-name="P2" draw:layer="layout" svg:width="1.016cm" svg:height="1.27cm" svg:x="7.604cm" svg:y="10.525cm">
            <text:p text:style-name="P2">L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" draw:text-style-name="P2" draw:layer="layout" svg:width="1.016cm" svg:height="1.016cm" svg:x="7.604cm" svg:y="8.874cm">
            <text:p text:style-name="P2">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1.27cm" svg:height="1.27cm" svg:x="8.366cm" svg:y="9.636cm">
            <text:p text:style-name="P2">P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" draw:text-style-name="P2" draw:layer="layout" svg:width="1.016cm" svg:height="1.27cm" svg:x="7.604cm" svg:y="16.494cm">
            <text:p text:style-name="P2">L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" draw:text-style-name="P2" draw:layer="layout" svg:width="1.016cm" svg:height="1.016cm" svg:x="7.604cm" svg:y="14.843cm">
            <text:p text:style-name="P2">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1.27cm" svg:height="1.27cm" svg:x="8.366cm" svg:y="15.605cm">
            <text:p text:style-name="P2">P2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" draw:text-style-name="P2" draw:layer="layout" svg:width="1.016cm" svg:height="1.27cm" svg:x="11.922cm" svg:y="10.525cm">
            <text:p text:style-name="P2">L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" draw:text-style-name="P2" draw:layer="layout" svg:width="1.016cm" svg:height="1.016cm" svg:x="11.922cm" svg:y="8.874cm">
            <text:p text:style-name="P2">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1.27cm" svg:height="1.27cm" svg:x="12.684cm" svg:y="9.636cm">
            <text:p text:style-name="P2">P3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" draw:text-style-name="P2" draw:layer="layout" svg:width="1.016cm" svg:height="1.27cm" svg:x="11.922cm" svg:y="16.494cm">
            <text:p text:style-name="P2">L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" draw:text-style-name="P2" draw:layer="layout" svg:width="1.016cm" svg:height="1.016cm" svg:x="11.922cm" svg:y="14.843cm">
            <text:p text:style-name="P2">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1.27cm" svg:height="1.27cm" svg:x="12.684cm" svg:y="15.605cm">
            <text:p text:style-name="P2">P4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7" draw:text-style-name="P6" xml:id="id2" draw:id="id2" draw:layer="layout" svg:width="8.255cm" svg:height="1.397cm" svg:x="7.604cm" svg:y="12.43cm">
          <text:p text:style-name="P5"><text:span text:style-name="T1">C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7" xml:id="id3" draw:id="id3" draw:layer="layout" svg:width="1.27cm" svg:height="1.016cm" svg:x="16.499cm" svg:y="12.63cm">
          <text:p text:style-name="P2">O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413cm" svg:height="0.635cm" svg:x="15.391cm" svg:y="10.144cm">
          <text:p text:style-name="P8"><text:span text:style-name="T2">N</text:span><text:span text:style-name="T2">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1" draw:layer="layout" svg:width="1.016cm" svg:height="0.889cm" svg:x="15.518cm" svg:y="9.128cm">
          <text:p text:style-name="P10"><text:span text:style-name="T3">R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2" draw:layer="layout" svg:width="1.016cm" svg:height="0.889cm" svg:x="16.661cm" svg:y="9.128cm">
          <text:p text:style-name="P10"><text:span text:style-name="T3">R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3" xml:id="id1" draw:id="id1" draw:layer="layout" svg:width="2.413cm" svg:height="0.635cm" svg:x="15.494cm" svg:y="16.494cm">
          <text:p text:style-name="P8"><text:span text:style-name="T2">C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1" draw:layer="layout" svg:width="1.016cm" svg:height="0.889cm" svg:x="15.621cm" svg:y="15.478cm">
          <text:p text:style-name="P10"><text:span text:style-name="T3">R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2" draw:layer="layout" svg:width="1.016cm" svg:height="0.889cm" svg:x="16.764cm" svg:y="15.478cm">
          <text:p text:style-name="P10"><text:span text:style-name="T3">R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3" draw:text-style-name="P1" draw:layer="layout" svg:x1="17.134cm" svg:y1="10.754cm" svg:x2="17.134cm" svg:y2="12.532cm">
          <text:p/>
        </draw:line>
        <draw:connector draw:style-name="gr14" draw:text-style-name="P2" draw:layer="layout" svg:x1="15.494cm" svg:y1="16.812cm" svg:x2="14.651cm" svg:y2="13.623cm" draw:start-shape="id1" draw:start-glue-point="5" draw:end-shape="id2" draw:end-glue-point="9" svg:d="M15494 16812h-843v-3189" svg:viewBox="0 0 844 3190">
          <text:p/>
        </draw:connector>
        <draw:connector draw:style-name="gr15" draw:text-style-name="P1" draw:layer="layout" draw:type="line" svg:x1="16.499cm" svg:y1="13.138cm" svg:x2="15.859cm" svg:y2="13.129cm" draw:start-shape="id3" draw:start-glue-point="3" draw:end-shape="id2" draw:end-glue-point="10" svg:d="M16499 13138l-640-9" svg:viewBox="0 0 641 10">
          <text:p/>
        </draw:connector>
        <draw:line draw:style-name="gr1" draw:text-style-name="P1" draw:layer="layout" svg:x1="9.001cm" svg:y1="10.906cm" svg:x2="9.001cm" svg:y2="12.557cm">
          <text:p/>
        </draw:line>
        <draw:frame draw:style-name="gr16" draw:text-style-name="P15" draw:layer="layout" svg:width="1.061cm" svg:height="1.119cm" svg:x="18.272cm" svg:y="16.518cm">
          <draw:text-box>
            <text:p text:style-name="P14"><text:span text:style-name="T4">N</text:span></text:p>
          </draw:text-box>
        </draw:frame>
        <draw:custom-shape draw:style-name="gr17" draw:text-style-name="P16" xml:id="id4" draw:id="id4" draw:layer="layout" svg:width="1.016cm" svg:height="0.889cm" svg:x="1.254cm" svg:y="10.906cm">
          <text:p text:style-name="P2">A<text:span text:style-name="T5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xml:id="id5" draw:id="id5" draw:layer="layout" svg:width="1.016cm" svg:height="0.889cm" svg:x="2.651cm" svg:y="10.906cm">
          <text:p text:style-name="P17">A<text:span text:style-name="T5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xml:id="id6" draw:id="id6" draw:layer="layout" svg:width="1.016cm" svg:height="0.889cm" svg:x="4.81cm" svg:y="10.906cm">
          <text:p text:style-name="P17">A<text:span text:style-name="T5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8" draw:layer="layout" svg:width="1.035cm" svg:height="0.962cm" svg:x="3.667cm" svg:y="10.833cm">
          <draw:text-box>
            <text:p>...</text:p>
          </draw:text-box>
        </draw:frame>
        <draw:connector draw:style-name="gr18" draw:text-style-name="P2" draw:layer="layout" svg:x1="1.762cm" svg:y1="11.795cm" svg:x2="7.604cm" svg:y2="13.129cm" draw:start-shape="id4" draw:start-glue-point="2" draw:end-shape="id2" draw:end-glue-point="6" svg:d="M1762 11795v1334h5842" svg:viewBox="0 0 5843 1335">
          <text:p/>
        </draw:connector>
        <draw:connector draw:style-name="gr18" draw:text-style-name="P2" draw:layer="layout" svg:x1="3.159cm" svg:y1="11.795cm" svg:x2="7.604cm" svg:y2="13.128cm" draw:start-shape="id5" draw:start-glue-point="2" draw:end-shape="id2" svg:d="M3159 11795v1333h4445" svg:viewBox="0 0 4446 1334">
          <text:p/>
        </draw:connector>
        <draw:connector draw:style-name="gr18" draw:text-style-name="P2" draw:layer="layout" svg:x1="5.318cm" svg:y1="11.795cm" svg:x2="7.604cm" svg:y2="13.129cm" draw:start-shape="id6" draw:start-glue-point="2" draw:end-shape="id2" draw:end-glue-point="6" svg:d="M5318 11795v1334h2286" svg:viewBox="0 0 2287 1335">
          <text:p/>
        </draw:connector>
        <draw:custom-shape draw:style-name="gr19" draw:text-style-name="P19" draw:layer="layout" svg:width="1.524cm" svg:height="1.524cm" svg:x="2.778cm" svg:y="14.462cm">
          <text:p text:style-name="P2">C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8T02:18:17.940443020</meta:creation-date>
    <dc:date>2020-02-28T02:54:29.018835207</dc:date>
    <meta:editing-duration>PT4M</meta:editing-duration>
    <meta:editing-cycles>1</meta:editing-cycles>
    <meta:document-statistic meta:object-count="41"/>
    <meta:generator>LibreOffice/6.0.7.3$Linux_X86_64 LibreOffice_project/00m0$Build-3</meta:generator>
  </office:meta>
</office:document-meta>
</file>